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sim</text:p>
          </table:table-cell>
          <table:table-cell office:value-type="string" calcext:value-type="string">
            <text:p>ayet_s</text:p>
          </table:table-cell>
          <table:table-cell office:value-type="string" calcext:value-type="string">
            <text:p>nuzul</text:p>
          </table:table-cell>
        </table:table-row>
        <table:table-row table:style-name="ro1">
          <table:table-cell office:value-type="string" calcext:value-type="string">
            <text:p>Fâtiha Sûresi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kara Sûresi </text:p>
          </table:table-cell>
          <table:table-cell office:value-type="float" office:value="286" calcext:value-type="float">
            <text:p>2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Âl-i İmrân Sûresi 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isâ Sûresi </text:p>
          </table:table-cell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âide Sûresi 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n'âm Sûresi 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'râf Sûresi 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nfâl Sûresi 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vbe Sûresi 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Yunus Sûresi 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ûd Sûresi 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usuf Sûresi 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a'd Sûresi 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İbrahim Sûresi 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icr Sûresi 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hl Sûresi 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İsrâ Sûresi 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ehf Sûresi 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eryem Sûresi 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â-Hâ Sûresi 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nbiyâ Sûresi 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ac Sûresi 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ü'minûn Sûresi 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ûr Sûresi 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Furkan Sûresi 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Şuarâ Sûresi </text:p>
          </table:table-cell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eml Sûresi 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asas Sûresi 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kebût Sûresi 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ûm Sûresi 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okman Sûresi 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ecde Sûresi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hzâb Sûresi 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be' Sûresi 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âtır Sûresi 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Yâsin Sûresi 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âffât Sûresi </text:p>
          </table:table-cell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âd Sûresi 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ümer Sûresi 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ü'min Sûresi 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ssilet Sûresi 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Şûrâ Sûresi 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Zuhruf Sûresi 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uhân Sûresi 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âsiye Sûresi 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hkaf Sûresi 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uhammed Sûresi 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tih Sûresi 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ucurât Sûresi 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af Sûresi 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âriyât Sûresi 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ûr Sûresi 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ecm Sûresi 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amer Sûresi 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ahmân Sûresi 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âkıa Sûresi 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did Sûresi 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ücâdele Sûresi 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aşr Sûresi 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ümtehine Sûresi 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f Sûresi 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um'a Sûresi 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ünâfikûn Sûresi 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eğabün Sûresi 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alâk Sûresi 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ahrim Sûresi 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ülk Sûresi 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alem Sûresi 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âkka Sûresi 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eâric Sûresi 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h Sûresi 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in Sûresi 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üzzemmil Sûresi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ddessir Sûresi 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ıyamet Sûresi 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İnsan Sûresi 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ürselât Sûresi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ebe' Sûresi 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âziât Sûresi 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bese Sûresi 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kvir Sûresi 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İnfitâr Sûresi 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utaffifin Sûresi 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İnşikak Sûresi 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ürûc Sûresi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ârık Sûresi 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'lâ Sûresi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âşiye Sûresi 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cr Sûresi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led Sûresi 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Şems Sûresi 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yl Sûresi 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hâ Sûresi 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İnşirâh Sûresi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n Sûresi 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lak Sûresi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dir Sûresi 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yyine Sûresi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Zilzâl Sûresi 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Âdiyât Sûresi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âria Sûresi 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kâsür Sûresi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sr Sûresi 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ümeze Sûresi 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il Sûresi 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ureyş Sûresi 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âûn Sûresi 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vser Sûresi 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âfirûn Sûresi 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sr Sûresi 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ebbet Sûresi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İhlâs Sûresi 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elâk Sûresi 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âs Sûresi 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6:20:12.352648179</meta:creation-date>
    <dc:date>2023-06-17T16:25:45.225834817</dc:date>
    <meta:editing-duration>PT5M35S</meta:editing-duration>
    <meta:editing-cycles>2</meta:editing-cycles>
    <meta:generator>LibreOffice/7.5.3.2$Linux_X86_64 LibreOffice_project/9f56dff12ba03b9acd7730a5a481eea045e468f3</meta:generator>
    <meta:document-statistic meta:table-count="1" meta:cell-count="345" meta:object-count="0"/>
  </office:meta>
</office:document-meta>
</file>